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58" style:family="table">
      <style:table-properties style:width="16.981cm" fo:margin-left="0cm" fo:margin-right="0.019cm" table:align="margins"/>
    </style:style>
    <style:style style:name="Tabella58.A" style:family="table-column">
      <style:table-column-properties style:column-width="3.57cm" style:rel-column-width="13778*"/>
    </style:style>
    <style:style style:name="Tabella58.B" style:family="table-column">
      <style:table-column-properties style:column-width="13.411cm" style:rel-column-width="51757*"/>
    </style:style>
    <style:style style:name="Tabella58.1" style:family="table-row">
      <style:table-row-properties style:min-row-height="0.767cm"/>
    </style:style>
    <style:style style:name="Tabella5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8.B1" style:family="table-cell">
      <style:table-cell-properties fo:padding="0.097cm" fo:border="0.05pt solid #000000"/>
    </style:style>
    <style:style style:name="Tabella58.2" style:family="table-row">
      <style:table-row-properties style:min-row-height="0.683cm"/>
    </style:style>
    <style:style style:name="Tabella58.A2" style:family="table-cell">
      <style:table-cell-properties fo:padding="0.097cm" fo:border-left="0.05pt solid #000000" fo:border-right="none" fo:border-top="none" fo:border-bottom="0.05pt solid #000000"/>
    </style:style>
    <style:style style:name="Tabella5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8.4" style:family="table-row">
      <style:table-row-properties style:min-row-height="3.298cm"/>
    </style:style>
    <style:style style:name="Tabella58.5" style:family="table-row">
      <style:table-row-properties style:min-row-height="1.296cm"/>
    </style:style>
    <style:style style:name="P1" style:family="paragraph" style:parent-style-name="Table_20_Contents">
      <style:paragraph-properties fo:text-align="start" style:justify-single-word="false"/>
      <style:text-properties style:font-name="Arial" fo:font-size="11pt" fo:font-style="italic" officeooo:paragraph-rsid="0002cdbc" style:font-size-asian="11pt" style:font-style-asian="italic" style:font-size-complex="11pt" style:font-style-complex="italic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02cdbc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1pt" fo:font-weight="bold" officeooo:rsid="000425b2" officeooo:paragraph-rsid="000425b2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1pt" officeooo:paragraph-rsid="0002cdbc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1pt" officeooo:rsid="0002cdbc" officeooo:paragraph-rsid="0002cdbc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paragraph-rsid="0002cdbc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paragraph-rsid="000403a4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rsid="0002cdbc" officeooo:paragraph-rsid="000403a4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style:font-name="Arial" fo:font-size="11pt" fo:font-style="italic" fo:font-weight="normal" officeooo:paragraph-rsid="0002cdbc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officeooo:paragraph-rsid="0002cdbc"/>
    </style:style>
    <style:style style:name="P11" style:family="paragraph" style:parent-style-name="Standard">
      <style:paragraph-properties fo:text-align="start" style:justify-single-word="false"/>
      <style:text-properties style:font-name="Arial" fo:font-size="11pt" officeooo:paragraph-rsid="0002cdbc" style:font-size-asian="11pt" style:font-size-complex="11pt"/>
    </style:style>
    <style:style style:name="T1" style:family="text">
      <style:text-properties fo:color="#000000" style:font-name-asian="Times New Roman1" style:font-name-complex="Times New Roman1"/>
    </style:style>
    <style:style style:name="T2" style:family="text">
      <style:text-properties style:font-name-asian="Times New Roman1" style:font-name-complex="Times New Roman1"/>
    </style:style>
    <style:style style:name="T3" style:family="text">
      <style:text-properties officeooo:rsid="0002cdbc"/>
    </style:style>
    <style:style style:name="T4" style:family="text">
      <style:text-properties officeooo:rsid="000425b2"/>
    </style:style>
    <style:style style:name="T5" style:family="text">
      <style:text-properties officeooo:rsid="0004dd9a"/>
    </style:style>
    <style:style style:name="T6" style:family="text">
      <style:text-properties officeooo:rsid="00089d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ella58" table:style-name="Tabella58">
        <table:table-column table:style-name="Tabella58.A"/>
        <table:table-column table:style-name="Tabella58.B"/>
        <table:table-row table:style-name="Tabella58.1">
          <table:table-cell table:style-name="Tabella58.A1" office:value-type="string">
            <text:p text:style-name="P1">Nome dello use case</text:p>
          </table:table-cell>
          <table:table-cell table:style-name="Tabella58.B1" office:value-type="string">
            <text:p text:style-name="P3">Invio promemoria</text:p>
            <text:p text:style-name="P2"/>
          </table:table-cell>
        </table:table-row>
        <table:table-row table:style-name="Tabella58.2">
          <table:table-cell table:style-name="Tabella58.A2" office:value-type="string">
            <text:p text:style-name="P1">Attori partecipanti</text:p>
          </table:table-cell>
          <table:table-cell table:style-name="Tabella58.B2" office:value-type="string">
            <text:p text:style-name="P4">Iniziato da: <text:span text:style-name="T4">Impiegato</text:span></text:p>
          </table:table-cell>
        </table:table-row>
        <table:table-row table:style-name="Tabella58.2">
          <table:table-cell table:style-name="Tabella58.A2" office:value-type="string">
            <text:p text:style-name="P1">Entry condition</text:p>
          </table:table-cell>
          <table:table-cell table:style-name="Tabella58.B2" office:value-type="string">
            <text:p text:style-name="P4">L'utente accede al sistema e viene riconosciuto come <text:span text:style-name="T4">Impiegato <text:line-break/>Invio Promemoria estende Promemoria Sconto e Promemoria Pagamento</text:span></text:p>
          </table:table-cell>
        </table:table-row>
        <table:table-row table:style-name="Tabella58.4">
          <table:table-cell table:style-name="Tabella58.A2" office:value-type="string">
            <text:p text:style-name="P1">Flusso di eventi</text:p>
          </table:table-cell>
          <table:table-cell table:style-name="Tabella58.B2" office:value-type="string">
            <text:p text:style-name="P6"/>
            <text:p text:style-name="P7">1. <text:span text:style-name="T3">Accede alla sezione per inviare l'Email</text:span>.</text:p>
            <text:p text:style-name="P7"/>
            <text:p text:style-name="P7">2.<text:span text:style-name="T3"> </text:span><text:span text:style-name="T4">Seleziona il tipo di email da inviare scegliendo fra Promemoria </text:span><text:span text:style-name="T5">Fattura</text:span><text:span text:style-name="T4"> oppure Promemoria Pagamento</text:span><text:span text:style-name="T3">. <text:s text:c="2"/></text:span></text:p>
            <text:p text:style-name="P8"/>
            <text:p text:style-name="P7">3. <text:span text:style-name="T3">Compila i campi inerenti al corpo e oggetto dell'email</text:span>.</text:p>
            <text:p text:style-name="P8"/>
            <text:p text:style-name="P8">4. Spedisce l'email.</text:p>
            <text:p text:style-name="P6"><text:s text:c="6"/><text:span text:style-name="T3">5</text:span>. Il sistema mostra <text:span text:style-name="T3">un messaggio per segnalarci che la spedizione è <text:s text:c="16"/>andata a buon fine</text:span>.</text:p>
          </table:table-cell>
        </table:table-row>
        <table:table-row table:style-name="Tabella58.5">
          <table:table-cell table:style-name="Tabella58.A2" office:value-type="string">
            <text:p text:style-name="P1">Exit condition</text:p>
          </table:table-cell>
          <table:table-cell table:style-name="Tabella58.B2" office:value-type="string">
            <text:p text:style-name="P4">In caso di successo Il sistema mostra <text:span text:style-name="T3">un messaggio di conferma</text:span></text:p>
            <text:p text:style-name="P4"/>
          </table:table-cell>
        </table:table-row>
        <table:table-row table:style-name="Tabella58.5">
          <table:table-cell table:style-name="Tabella58.A2" office:value-type="string">
            <text:p text:style-name="P1">Exception condition</text:p>
          </table:table-cell>
          <table:table-cell table:style-name="Tabella58.B2" office:value-type="string">
            <text:p text:style-name="P11"><text:span text:style-name="T1">Nel caso di un errore utente, il sistema mostra all’utente un </text:span><text:span text:style-name="T2">messaggio di errore che indica l'errore verificatosi.</text:span></text:p>
          </table:table-cell>
        </table:table-row>
        <table:table-row>
          <table:table-cell table:style-name="Tabella58.A2" office:value-type="string">
            <text:p text:style-name="P1">Requisiti qualitativi</text:p>
          </table:table-cell>
          <table:table-cell table:style-name="Tabella58.B2" office:value-type="string">
            <text:p text:style-name="P5"><text:span text:style-name="T4">L'impiegato</text:span> devono ricevere un messaggio di conferma in meno di 10 secondi dall'invio della mail.</text:p>
          </table:table-cell>
        </table:table-row>
      </table:table>
      <text:p text:style-name="P9">UC<text:span text:style-name="T3">2</text:span>: <text:span text:style-name="T4">L</text:span><text:span text:style-name="T3">'impiegato invia una mail </text:span><text:span text:style-name="T6">relativa al promemori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7:32:04.59</meta:creation-date>
    <dc:date>2012-10-25T09:58:08.82</dc:date>
    <meta:editing-duration>PT18S</meta:editing-duration>
    <meta:editing-cycles>7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9" meta:word-count="142" meta:character-count="956" meta:non-whitespace-character-count="807"/>
  </office:meta>
</office:document-meta>
</file>